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cm"/>
      <style:text-properties fo:color="#d4d4d4" style:font-name="Menlo" fo:font-size="7.59999990463257pt" fo:font-weight="normal" fo:background-color="#1e1e1e"/>
    </style:style>
    <style:style style:name="P2" style:family="paragraph" style:parent-style-name="Standard">
      <style:paragraph-properties style:line-height-at-least="0.4cm" fo:text-align="center" style:justify-single-word="false"/>
      <style:text-properties fo:color="#d4d4d4" style:font-name="Menlo" fo:font-size="13pt" fo:font-weight="normal" officeooo:rsid="00133dde" officeooo:paragraph-rsid="00133dde" fo:background-color="#1e1e1e" style:font-size-asian="13pt" style:font-size-complex="13pt"/>
    </style:style>
    <style:style style:name="P3" style:family="paragraph" style:parent-style-name="Standard">
      <style:paragraph-properties style:line-height-at-least="0.4cm"/>
    </style:style>
    <style:style style:name="P4" style:family="paragraph" style:parent-style-name="Standard">
      <style:paragraph-properties fo:margin-top="0cm" fo:margin-bottom="0.499cm" loext:contextual-spacing="false" style:line-height-at-least="0.4cm"/>
      <style:text-properties fo:color="#d4d4d4" style:font-name="Menlo" fo:font-size="7.59999990463257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569cd6" officeooo:rsid="00143d8b"/>
    </style:style>
    <style:style style:name="T3" style:family="text">
      <style:text-properties fo:color="#4fc1ff"/>
    </style:style>
    <style:style style:name="T4" style:family="text">
      <style:text-properties fo:color="#d16969"/>
    </style:style>
    <style:style style:name="T5" style:family="text">
      <style:text-properties fo:color="#ce9178"/>
    </style:style>
    <style:style style:name="T6" style:family="text">
      <style:text-properties fo:color="#9cdcfe"/>
    </style:style>
    <style:style style:name="T7" style:family="text">
      <style:text-properties fo:color="#dcdcaa"/>
    </style:style>
    <style:style style:name="T8" style:family="text">
      <style:text-properties fo:color="#6a99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pressions Régulières </text:span><text:span text:style-name="T2">=&gt; RegExp</text:span></text:p>
      <text:p text:style-name="P1"><text:span text:style-name="T1"/></text:p>
      <text:p text:style-name="P1"><text:span text:style-name="T1">const</text:span> <text:span text:style-name="T3">monTemplate</text:span> =<text:span text:style-name="T4"> /ab/</text:span>;</text:p>
      <text:p text:style-name="P1"><text:span text:style-name="T1">const</text:span> <text:span text:style-name="T3">maString</text:span> = <text:span text:style-name="T5">"abc"</text:span>;</text:p>
      <text:p text:style-name="P1"><text:span text:style-name="T1">const</text:span> <text:span text:style-name="T3">maString2</text:span> = <text:span text:style-name="T5">"fg"</text:span>;</text:p>
      <text:p text:style-name="P1"><text:span text:style-name="T1">const</text:span> <text:span text:style-name="T3">maString3</text:span> = <text:span text:style-name="T5">"Bonjourabmoiabc'estabDavid"</text:span>;</text:p>
      <text:p text:style-name="P3"/>
      <text:p text:style-name="P1"><text:span text:style-name="T6">console</text:span>.<text:span text:style-name="T7">log</text:span>(<text:span text:style-name="T3">monTemplate</text:span>);</text:p>
      <text:p text:style-name="P1"><text:span text:style-name="T6">console</text:span>.<text:span text:style-name="T7">log</text:span>(<text:span text:style-name="T3">monTemplate</text:span>.<text:span text:style-name="T7">test</text:span>(<text:span text:style-name="T3">maString</text:span>));<text:span text:style-name="T8">// la variable monTemplaite prend comme argument maString avec la method test()</text:span></text:p>
      <text:p text:style-name="P1"><text:span text:style-name="T6">console</text:span>.<text:span text:style-name="T7">log</text:span>(<text:span text:style-name="T3">maString</text:span>.<text:span text:style-name="T7">replace</text:span>(<text:span text:style-name="T3">monTemplate</text:span>, <text:span text:style-name="T5">"lalala"</text:span>));<text:span text:style-name="T8">// On se trouve à l'index 0 et on va remplacé le lettres de monTemplate par ooo sauf le c qui n'est pas dans monTemplate</text:span></text:p>
      <text:p text:style-name="P1"><text:span text:style-name="T6">console</text:span>.<text:span text:style-name="T7">log</text:span>(<text:span text:style-name="T3">maString3</text:span>.<text:span text:style-name="T7">split</text:span>(<text:span text:style-name="T3">monTemplate</text:span>));<text:span text:style-name="T8">// La method split() nous permet de séparer du texte grâce à monTemplate et nous retourne un Array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7:56:36.793739998</meta:creation-date>
    <dc:date>2020-10-11T17:58:54.143522654</dc:date>
    <meta:editing-duration>PT2M18S</meta:editing-duration>
    <meta:editing-cycles>2</meta:editing-cycles>
    <meta:generator>LibreOffice/6.1.0.3$MacOSX_X86_64 LibreOffice_project/efb621ed25068d70781dc026f7e9c5187a4decd1</meta:generator>
    <meta:document-statistic meta:table-count="0" meta:image-count="0" meta:object-count="0" meta:page-count="1" meta:paragraph-count="9" meta:word-count="77" meta:character-count="607" meta:non-whitespace-character-count="539"/>
  </office:meta>
</office:document-meta>
</file>